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style:font-name="Arial1" fo:font-size="21pt" fo:font-weight="bold" officeooo:rsid="00189753" officeooo:paragraph-rsid="00189753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1" fo:font-size="18pt" style:text-underline-style="solid" style:text-underline-width="auto" style:text-underline-color="font-color" fo:font-weight="bold" officeooo:rsid="00189753" officeooo:paragraph-rsid="0018975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8975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97b9f" officeooo:paragraph-rsid="00197b9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98537" officeooo:paragraph-rsid="0019853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9853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a943b" officeooo:paragraph-rsid="001a943b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89753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89753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97b9f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9853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e6424" officeooo:paragraph-rsid="001e6424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e6424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a943b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6pt" style:text-underline-style="solid" style:text-underline-width="auto" style:text-underline-color="font-color" fo:font-weight="bold" officeooo:rsid="00189753" officeooo:paragraph-rsid="001c8d96" style:font-size-asian="16pt" style:font-weight-asian="bold" style:font-size-complex="16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98537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officeooo:rsid="001e6424" style:font-weight-asian="normal" style:font-weight-complex="normal"/>
    </style:style>
    <style:style style:name="T5" style:family="text">
      <style:text-properties fo:font-weight="normal" officeooo:rsid="00197b9f" style:font-weight-asian="normal" style:font-weight-complex="normal"/>
    </style:style>
    <style:style style:name="T6" style:family="text">
      <style:text-properties fo:color="#000000" loext:opacity="100%" style:font-name="Arial1" fo:font-size="16pt" style:text-underline-style="none" fo:font-weight="normal" officeooo:rsid="00189753" style:font-size-asian="16pt" style:font-weight-asian="normal" style:font-size-complex="16pt" style:font-weight-complex="normal"/>
    </style:style>
    <style:style style:name="T7" style:family="text">
      <style:text-properties fo:color="#000000" loext:opacity="100%" style:font-name="Arial1" fo:font-size="16pt" style:text-underline-style="solid" style:text-underline-width="auto" style:text-underline-color="font-color" fo:font-weight="normal" officeooo:rsid="00189753" style:font-size-asian="16pt" style:font-weight-asian="normal" style:font-size-complex="16pt" style:font-weight-complex="normal"/>
    </style:style>
    <style:style style:name="T8" style:family="text">
      <style:text-properties style:text-underline-style="none" fo:font-weight="normal" officeooo:rsid="00197b9f" style:font-weight-asian="normal" style:font-weight-complex="normal"/>
    </style:style>
    <style:style style:name="T9" style:family="text">
      <style:text-properties fo:font-weight="normal" officeooo:rsid="00198537" style:font-weight-asian="normal" style:font-weight-complex="normal"/>
    </style:style>
    <style:style style:name="T10" style:family="text">
      <style:text-properties fo:font-weight="normal" officeooo:rsid="001e6424" style:font-weight-asian="normal" style:font-weight-complex="normal"/>
    </style:style>
    <style:style style:name="T11" style:family="text">
      <style:text-properties style:text-underline-style="none" fo:font-weight="normal" officeooo:rsid="001a943b" style:font-weight-asian="normal" style:font-weight-complex="normal"/>
    </style:style>
    <style:style style:name="T12" style:family="text">
      <style:text-properties fo:font-weight="normal" officeooo:rsid="001a943b" style:font-weight-asian="normal" style:font-weight-complex="normal"/>
    </style:style>
    <style:style style:name="T13" style:family="text">
      <style:text-properties fo:font-weight="normal" officeooo:rsid="001c8d96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u 2 Projet BDD</text:p>
      <text:p text:style-name="P1"/>
      <text:p text:style-name="P2">Schéma relationnel :</text:p>
      <text:p text:style-name="P2"><text:span text:style-name="T1"/></text:p>
      <text:p text:style-name="P3"><text:span text:style-name="T1">Liste des tables </text:span><text:span text:style-name="T2">pour les entités du schéma entité association</text:span><text:span text:style-name="T1"> :</text:span></text:p>
      <text:p text:style-name="P3"><text:span text:style-name="T1"/></text:p>
      <text:p text:style-name="P3"><text:span text:style-name="T1">Administrateur(</text:span><text:span text:style-name="T3">idAdministrateur</text:span><text:span text:style-name="T1">, mot_de_passe, idPersonne)</text:span></text:p>
      <text:p text:style-name="P3"><text:span text:style-name="T1">Personne(</text:span><text:span text:style-name="T3">idPersonne</text:span><text:span text:style-name="T1">, nom, prenom)</text:span></text:p>
      <text:p text:style-name="P3"><text:span text:style-name="T1">Auteur(</text:span><text:span text:style-name="T3">email</text:span><text:span text:style-name="T1">, site_web, <text:s/>idPersonne)</text:span></text:p>
      <text:p text:style-name="P4"><text:span text:style-name="T1">Comite(</text:span><text:span text:style-name="T3">idComite</text:span><text:span text:style-name="T1">)</text:span></text:p>
      <text:p text:style-name="P4"><text:span text:style-name="T1">Revue(</text:span><text:span text:style-name="T3">idRevue</text:span><text:span text:style-name="T1">, nom, <text:s/>idcomite)</text:span></text:p>
      <text:p text:style-name="P4"><text:span text:style-name="T1">Article(</text:span><text:span text:style-name="T3">idArticle</text:span><text:span text:style-name="T1">, nb_page, annee_pub, site_web, idRevue, volume, numero, nom)</text:span></text:p>
      <text:p text:style-name="P5"><text:span text:style-name="T1">Langue(</text:span><text:span text:style-name="T3">nom</text:span><text:span text:style-name="T1">)</text:span></text:p>
      <text:p text:style-name="P4"><text:span text:style-name="T1">Domaine(</text:span><text:span text:style-name="T3">idDomaine</text:span><text:span text:style-name="T1">, nom)</text:span></text:p>
      <text:p text:style-name="P4"><text:span text:style-name="T1">Laboratoire(</text:span><text:span text:style-name="T3">idLaboratoire</text:span><text:span text:style-name="T1">, nom, adresse, site_web, type, </text:span><text:span text:style-name="T2">idVille)</text:span></text:p>
      <text:p text:style-name="P5"><text:span text:style-name="T1">Ville(</text:span><text:span text:style-name="T3">idVille</text:span><text:span text:style-name="T1">, nom, idPays)</text:span></text:p>
      <text:p text:style-name="P5"><text:span text:style-name="T1">Pays(</text:span><text:span text:style-name="T3">idPays</text:span><text:span text:style-name="T1">, nom)</text:span></text:p>
      <text:p text:style-name="P5"><text:span text:style-name="T1"/></text:p>
      <text:p text:style-name="P6"><text:span text:style-name="T1">Liste des tables </text:span><text:span text:style-name="T2">pour les associations du schéma entité association</text:span><text:span text:style-name="T1"> :</text:span></text:p>
      <text:p text:style-name="P6"><text:span text:style-name="T1"/></text:p>
      <text:p text:style-name="P5"><text:span text:style-name="T4">Comite_Auteur</text:span><text:span text:style-name="T1">(</text:span><text:span text:style-name="T3">email, idComite</text:span><text:span text:style-name="T1">)</text:span></text:p>
      <text:p text:style-name="P7"><text:span text:style-name="T1">Domaine_Article(</text:span><text:span text:style-name="T3">idDomaine, idArticle</text:span><text:span text:style-name="T1">)</text:span></text:p>
      <text:p text:style-name="P7"><text:span text:style-name="T1">Cite(</text:span><text:span text:style-name="T3">idArticle_biblio, idArticle_cite</text:span><text:span text:style-name="T1">)</text:span></text:p>
      <text:p text:style-name="P7"><text:span text:style-name="T1">Ecrit(</text:span><text:span text:style-name="T3">email, idArticle, </text:span><text:span text:style-name="T5">idLaboratoire</text:span><text:span text:style-name="T1">)</text:span></text:p>
      <text:p text:style-name="P5"><text:span text:style-name="T1"/></text:p>
      <text:p text:style-name="P3"><text:span text:style-name="T1"/></text:p>
      <text:p text:style-name="P3"><text:span text:style-name="T1"/></text:p>
      <text:p text:style-name="P3"><text:span text:style-name="T1">Clés étrangères </text:span><text:span text:style-name="T4">des entités</text:span><text:span text:style-name="T1"> :</text:span></text:p>
      <text:list text:style-name="L1">
        <text:list-item>
          <text:p text:style-name="P8"><text:span text:style-name="T6">L’attribut « idPersonne » dans </text:span><text:span text:style-name="T7">Administrateur</text:span><text:span text:style-name="T6"> fait référence à « idPersonne » dans </text:span><text:span text:style-name="T7">Personne</text:span><text:span text:style-name="T6">.</text:span></text:p>
        </text:list-item>
        <text:list-item>
          <text:p text:style-name="P9"><text:span text:style-name="T1">L’attribut « idPersonne » dans </text:span><text:span text:style-name="T3">Auteur</text:span><text:span text:style-name="T1"> fait référence à « idPersonne » dans </text:span><text:span text:style-name="T3">Personne</text:span><text:span text:style-name="T1">.</text:span></text:p>
        </text:list-item>
        <text:list-item>
          <text:p text:style-name="P10"><text:span text:style-name="T1">L’attribut « </text:span><text:span text:style-name="T8">idComite</text:span><text:span text:style-name="T1"> » dans </text:span><text:span text:style-name="T5">Revue</text:span><text:span text:style-name="T1"> fait référence à « </text:span><text:span text:style-name="T8">idcomite</text:span><text:span text:style-name="T1"> » dans </text:span><text:span text:style-name="T5">Comité</text:span><text:span text:style-name="T1">.</text:span></text:p>
        </text:list-item>
        <text:list-item>
          <text:p text:style-name="P10"><text:span text:style-name="T1">L’attribut « </text:span><text:span text:style-name="T8">idRevue</text:span><text:span text:style-name="T1"> » dans </text:span><text:span text:style-name="T5">Article</text:span><text:span text:style-name="T1"> fait référence à « </text:span><text:span text:style-name="T8">idRevue</text:span><text:span text:style-name="T1"> » dans </text:span><text:span text:style-name="T5">Revue</text:span><text:span text:style-name="T1">.</text:span></text:p>
        </text:list-item>
        <text:list-item>
          <text:p text:style-name="P10"><text:soft-page-break/><text:span text:style-name="T1">L’attribut « </text:span><text:span text:style-name="T8">nom</text:span><text:span text:style-name="T1"> » dans </text:span><text:span text:style-name="T5">Article</text:span><text:span text:style-name="T1"> fait référence à « </text:span><text:span text:style-name="T8">nom</text:span><text:span text:style-name="T1"> » dans </text:span><text:span text:style-name="T5">Langue</text:span><text:span text:style-name="T1">.</text:span></text:p>
        </text:list-item>
        <text:list-item>
          <text:p text:style-name="P11"><text:span text:style-name="T1">L’attribut « </text:span><text:span text:style-name="T2">idVille</text:span><text:span text:style-name="T1"> » dans </text:span><text:span text:style-name="T9">Laboratoire</text:span><text:span text:style-name="T1"> fait référence à « </text:span><text:span text:style-name="T2">idVille</text:span><text:span text:style-name="T1"> » dans </text:span><text:span text:style-name="T9">Ville</text:span><text:span text:style-name="T1">.</text:span></text:p>
        </text:list-item>
        <text:list-item>
          <text:p text:style-name="P11"><text:span text:style-name="T1">L’attribut « </text:span><text:span text:style-name="T2">idPays</text:span><text:span text:style-name="T1"> » dans </text:span><text:span text:style-name="T9">Ville</text:span><text:span text:style-name="T1"> fait référence à « </text:span><text:span text:style-name="T2">idPays</text:span><text:span text:style-name="T1"> » dans </text:span><text:span text:style-name="T9">Pays</text:span><text:span text:style-name="T1">.</text:span></text:p>
        </text:list-item>
      </text:list>
      <text:p text:style-name="P6"><text:span text:style-name="T1"/></text:p>
      <text:p text:style-name="P12"><text:span text:style-name="T1">Clés étrangères des associations :</text:span></text:p>
      <text:list text:continue-numbering="true" text:style-name="L1">
        <text:list-item>
          <text:p text:style-name="P11"><text:span text:style-name="T1">L’attribut « </text:span><text:span text:style-name="T2">email</text:span><text:span text:style-name="T1"> » dans </text:span><text:span text:style-name="T10">Comite_Auteur</text:span><text:span text:style-name="T1"> fait référence à « </text:span><text:span text:style-name="T2">email</text:span><text:span text:style-name="T1"> » dans </text:span><text:span text:style-name="T9">Auteur</text:span><text:span text:style-name="T1">.</text:span></text:p>
        </text:list-item>
        <text:list-item>
          <text:p text:style-name="P13"><text:span text:style-name="T1">L’attribut « </text:span><text:span text:style-name="T2">idComite</text:span><text:span text:style-name="T1"> » dans </text:span><text:span text:style-name="T10">Comite_Auteur</text:span><text:span text:style-name="T1"> fait référence à « </text:span><text:span text:style-name="T2">idComite</text:span><text:span text:style-name="T1"> » dans </text:span><text:span text:style-name="T9">Comité</text:span><text:span text:style-name="T1">.</text:span></text:p>
        </text:list-item>
        <text:list-item>
          <text:p text:style-name="P14"><text:span text:style-name="T1">L’attribut « </text:span><text:span text:style-name="T11">idDomaine</text:span><text:span text:style-name="T1"> » dans </text:span><text:span text:style-name="T12">Domaine_Article</text:span><text:span text:style-name="T1"> fait référence à « </text:span><text:span text:style-name="T11">idDomaine</text:span><text:span text:style-name="T1"> » dans </text:span><text:span text:style-name="T12">Domaine</text:span><text:span text:style-name="T1">.</text:span></text:p>
        </text:list-item>
        <text:list-item>
          <text:p text:style-name="P14"><text:span text:style-name="T1">L’attribut « </text:span><text:span text:style-name="T11">idArticle</text:span><text:span text:style-name="T1"> » dans </text:span><text:span text:style-name="T12">Domaine_Article</text:span><text:span text:style-name="T1"> fait référence à « </text:span><text:span text:style-name="T11">idArticle</text:span><text:span text:style-name="T1"> » dans </text:span><text:span text:style-name="T12">Article</text:span><text:span text:style-name="T1">.</text:span></text:p>
        </text:list-item>
        <text:list-item>
          <text:p text:style-name="P14"><text:span text:style-name="T1">L’attribut « </text:span><text:span text:style-name="T11">idArticle_biblio</text:span><text:span text:style-name="T1"> » dans </text:span><text:span text:style-name="T12">Cite</text:span><text:span text:style-name="T1"> fait référence à « </text:span><text:span text:style-name="T11">idArticle</text:span><text:span text:style-name="T1"> » dans </text:span><text:span text:style-name="T12">Article</text:span><text:span text:style-name="T11"> (L’article qui en cite un autre)</text:span><text:span text:style-name="T1">.</text:span></text:p>
        </text:list-item>
        <text:list-item>
          <text:p text:style-name="P14"><text:span text:style-name="T1">L’attribut « </text:span><text:span text:style-name="T11">idArticle_cite</text:span><text:span text:style-name="T1"> » dans </text:span><text:span text:style-name="T12">Cite</text:span><text:span text:style-name="T1"> fait référence à « </text:span><text:span text:style-name="T11">idArticle</text:span><text:span text:style-name="T1"> » dans </text:span><text:span text:style-name="T12">Article</text:span><text:span text:style-name="T11"> (L’article qui est cité par un autre)</text:span><text:span text:style-name="T1">.</text:span></text:p>
        </text:list-item>
        <text:list-item>
          <text:p text:style-name="P14"><text:span text:style-name="T1">L’attribut « </text:span><text:span text:style-name="T11">email</text:span><text:span text:style-name="T1"> » dans </text:span><text:span text:style-name="T12">Ecrit</text:span><text:span text:style-name="T1"> fait référence à « </text:span><text:span text:style-name="T11">email</text:span><text:span text:style-name="T1"> » dans </text:span><text:span text:style-name="T12">Auteur</text:span><text:span text:style-name="T1">.</text:span></text:p>
        </text:list-item>
        <text:list-item>
          <text:p text:style-name="P14"><text:span text:style-name="T1">L’attribut « </text:span><text:span text:style-name="T11">idArticle</text:span><text:span text:style-name="T1"> » dans </text:span><text:span text:style-name="T12">Ecrit</text:span><text:span text:style-name="T1"> fait référence à « </text:span><text:span text:style-name="T11">idArticle</text:span><text:span text:style-name="T1"> » dans </text:span><text:span text:style-name="T12">Article</text:span><text:span text:style-name="T1">.</text:span></text:p>
        </text:list-item>
        <text:list-item>
          <text:p text:style-name="P15"><text:span text:style-name="T1">L’attribut « </text:span><text:span text:style-name="T8">idLaboratoire</text:span><text:span text:style-name="T1"> » dans </text:span><text:span text:style-name="T12">Ecrit</text:span><text:span text:style-name="T1"> fait référence à « </text:span><text:span text:style-name="T8">idLaboratoire</text:span><text:span text:style-name="T1"> » dans </text:span><text:span text:style-name="T13">Laboratoire</text:span><text:span text:style-name="T1">.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16:00:03.147000000</meta:creation-date>
    <dc:date>2025-11-05T17:12:01.494000000</dc:date>
    <meta:editing-duration>PT26M32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7" meta:word-count="336" meta:character-count="2164" meta:non-whitespace-character-count="1879"/>
  </office:meta>
</office:document-meta>
</file>